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zxx" fo:country="none" officeooo:rsid="00196d2b" officeooo:paragraph-rsid="00196d2b" style:font-size-asian="20pt" style:language-asian="zxx" style:country-asian="none" style:font-size-complex="20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5pt" fo:language="zxx" fo:country="none" officeooo:rsid="00196d2b" officeooo:paragraph-rsid="00196d2b" style:font-size-asian="15pt" style:language-asian="zxx" style:country-asian="none" style:font-size-complex="15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font-size="12pt" fo:language="zxx" fo:country="none" officeooo:rsid="00196d2b" officeooo:paragraph-rsid="00196d2b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style:font-name="Source Code Pro" fo:font-size="12pt" fo:language="zxx" fo:country="none" officeooo:rsid="001b0abc" officeooo:paragraph-rsid="001b0abc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language="zxx" fo:country="none" officeooo:rsid="001b0abc" officeooo:paragraph-rsid="001b0abc" style:font-size-asian="10.5pt" style:language-asian="zxx" style:country-asian="none" style:font-size-complex="12pt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0abc"/>
    </style:style>
    <style:style style:name="T3" style:family="text">
      <style:text-properties officeooo:rsid="001b0a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компилятор num-кода «dnc» </text:p>
      <text:p text:style-name="P1"/>
      <text:p text:style-name="P2">Применение</text:p>
      <text:p text:style-name="P3">Де-компилятор num-кода «dnc» может быть применён в ситуации когда есть скомпилированная программа, а вам требуется узнать исходный код этой программы. <text:span text:style-name="T3">dnc</text:span> – это достаточно простой декомпилятор, но он позволяет транслировать <text:span text:style-name="T3">num-код который использует TVM в код на языке nom. Для его использования вызовите программу dnc следующим образом:</text:span></text:p>
      <text:p text:style-name="P3"><text:tab/></text:p>
      <text:p text:style-name="P4">dnc file1.ncp file.nom</text:p>
      <text:p text:style-name="P4"/>
      <text:p text:style-name="P5">где file1.ncp это скомпилированный файл num-кода, а file2.nom это файл в который будет записан результат декомпиляц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9:08:02.638000000</meta:creation-date>
    <dc:date>2019-04-10T19:29:29.819000000</dc:date>
    <meta:editing-duration>PT10M5S</meta:editing-duration>
    <meta:editing-cycles>1</meta:editing-cycles>
    <meta:document-statistic meta:table-count="0" meta:image-count="0" meta:object-count="0" meta:page-count="1" meta:paragraph-count="6" meta:word-count="69" meta:character-count="517" meta:non-whitespace-character-count="450"/>
    <meta:generator>LibreOffice/6.1.4.2$Windows_x86 LibreOffice_project/9d0f32d1f0b509096fd65e0d4bec26ddd1938fd3</meta:generator>
  </office:meta>
</office:document-meta>
</file>